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bd127" officeooo:paragraph-rsid="000bd127"/>
    </style:style>
    <style:style style:name="P2" style:family="paragraph" style:parent-style-name="Standard" style:list-style-name="L1">
      <style:text-properties officeooo:rsid="000ca083" officeooo:paragraph-rsid="000ca083"/>
    </style:style>
    <style:style style:name="P3" style:family="paragraph" style:parent-style-name="Standard">
      <style:text-properties officeooo:rsid="000ca083" officeooo:paragraph-rsid="000ca083"/>
    </style:style>
    <style:style style:name="P4" style:family="paragraph" style:parent-style-name="Standard" style:list-style-name="L1">
      <style:text-properties officeooo:rsid="000ce93f" officeooo:paragraph-rsid="000ce93f"/>
    </style:style>
    <style:style style:name="P5" style:family="paragraph" style:parent-style-name="Standard">
      <style:text-properties officeooo:rsid="000ce93f" officeooo:paragraph-rsid="000ce93f"/>
    </style:style>
    <style:style style:name="P6" style:family="paragraph" style:parent-style-name="Standard" style:list-style-name="L1">
      <style:text-properties officeooo:rsid="000ebbbe" officeooo:paragraph-rsid="000ebbbe"/>
    </style:style>
    <style:style style:name="P7" style:family="paragraph" style:parent-style-name="Standard">
      <style:text-properties officeooo:rsid="000ebbbe" officeooo:paragraph-rsid="000ebbbe"/>
    </style:style>
    <style:style style:name="P8" style:family="paragraph" style:parent-style-name="Standard">
      <style:text-properties officeooo:rsid="000f702e" officeooo:paragraph-rsid="000f702e"/>
    </style:style>
    <style:style style:name="P9" style:family="paragraph" style:parent-style-name="Standard" style:list-style-name="L1">
      <style:text-properties officeooo:rsid="00126bf4" officeooo:paragraph-rsid="00126bf4"/>
    </style:style>
    <style:style style:name="P10" style:family="paragraph" style:parent-style-name="Standard">
      <style:text-properties officeooo:rsid="0012958b" officeooo:paragraph-rsid="0012958b"/>
    </style:style>
    <style:style style:name="P11" style:family="paragraph" style:parent-style-name="Standard" style:list-style-name="L1">
      <style:text-properties officeooo:rsid="0013e12a" officeooo:paragraph-rsid="0013e12a"/>
    </style:style>
    <style:style style:name="P12" style:family="paragraph" style:parent-style-name="Standard" style:list-style-name="L1">
      <style:text-properties officeooo:rsid="0014a076" officeooo:paragraph-rsid="0014a076"/>
    </style:style>
    <style:style style:name="P13" style:family="paragraph" style:parent-style-name="Standard" style:list-style-name="L1">
      <style:text-properties officeooo:rsid="00152985" officeooo:paragraph-rsid="00152985"/>
    </style:style>
    <style:style style:name="P14" style:family="paragraph" style:parent-style-name="Standard">
      <style:text-properties officeooo:rsid="00152985" officeooo:paragraph-rsid="00152985"/>
    </style:style>
    <style:style style:name="P15" style:family="paragraph" style:parent-style-name="Standard">
      <style:text-properties officeooo:rsid="00178c77" officeooo:paragraph-rsid="00178c77"/>
    </style:style>
    <style:style style:name="T1" style:family="text">
      <style:text-properties officeooo:rsid="000f702e" fo:background-color="#ffff00" loext:char-shading-value="0"/>
    </style:style>
    <style:style style:name="T2" style:family="text">
      <style:text-properties officeooo:rsid="000ce93f"/>
    </style:style>
    <style:style style:name="T3" style:family="text">
      <style:text-properties officeooo:rsid="00162031"/>
    </style:style>
    <style:style style:name="T4" style:family="text">
      <style:text-properties officeooo:rsid="0017cefc"/>
    </style:style>
    <style:style style:name="T5" style:family="text">
      <style:text-properties officeooo:rsid="001b2529"/>
    </style:style>
    <style:style style:name="T6" style:family="text">
      <style:text-properties officeooo:rsid="001b4e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70458423" text:style-name="L1">
        <text:list-item>
          <text:p text:style-name="P1">Se aproxima una <text:span text:style-name="T1">programa</text:span> de cursos libres, ¿qué es lo que usted hace primero?</text:p>
          <text:p text:style-name="P6">Jornadas por año. Fechas, asuetos, Programación a ciudad capital, definida fecha se convoca a docentes y confirmar las fechas con ellos. </text:p>
          <text:p text:style-name="P6">Profesion</text:p>
          <text:p text:style-name="P6">Nombre completo</text:p>
          <text:p text:style-name="P6">Telefono</text:p>
          <text:p text:style-name="P6">Correo electronico</text:p>
          <text:p text:style-name="P6">Datos laborales</text:p>
          <text:p text:style-name="P6">Dominio del tema-competencias</text:p>
        </text:list-item>
      </text:list>
      <text:p text:style-name="P7"><text:tab/></text:p>
      <text:p text:style-name="P7">Propedeuticos Ciencias Juridicas Ingenieria Multidisciplinarios</text:p>
      <text:p text:style-name="P7">1 curso -n catedraticos <text:s/>4 max</text:p>
      <text:p text:style-name="P7"/>
      <text:p text:style-name="P7">Formato de compromiso carta-convenio </text:p>
      <text:p text:style-name="P7"/>
      <text:p text:style-name="P8">Maneja por programa</text:p>
      <text:p text:style-name="P7"/>
      <text:list xml:id="list161759533985771" text:continue-numbering="true" text:style-name="L1">
        <text:list-item>
          <text:p text:style-name="P1">¿Podemos ver los registros o informes que usted utiliza?</text:p>
          <text:p text:style-name="P1"/>
        </text:list-item>
        <text:list-item>
          <text:p text:style-name="P1">¿En qué momento se encuentra lista para comenzar las inscripciones? ¿Qué información debe tener para iniciar?</text:p>
        </text:list-item>
        <text:list-item>
          <text:p text:style-name="P1">¿Cómo ocurre la creación de cursos y selección/elección de catedráticos?</text:p>
          <text:p text:style-name="P1"/>
        </text:list-item>
        <text:list-item>
          <text:p text:style-name="P2">¿Hay cupo limitado en los cursos?</text:p>
          <text:p text:style-name="P9">25-32 manejar cupo variable según el curso</text:p>
        </text:list-item>
        <text:list-item>
          <text:p text:style-name="P1">Podría narrarnos cómo sucede el momento de inscripción (Datos)</text:p>
          <text:p text:style-name="P12">Municipio Departamento Nombre Apellidos <text:span text:style-name="T6">correoElectronico</text:span></text:p>
        </text:list-item>
        <text:list-item>
          <text:p text:style-name="P1">¿Qué tiene que hacer después de haber inscrito a un grupo de alumnos?</text:p>
        </text:list-item>
        <text:list-item>
          <text:p text:style-name="P2">¿Suelen los alumnos pedir cambio de curso? ¿Cómo se procede? ¿Cómo espera que se maneje en el sistema?</text:p>
          <text:p text:style-name="P11">Comprobante de inscripción</text:p>
          <text:p text:style-name="P11">Nombre curso docente</text:p>
          <text:p text:style-name="P11"/>
        </text:list-item>
        <text:list-item>
          <text:p text:style-name="P2">¿Cuánta importancia le da a la seguridad de los datos?</text:p>
          <text:p text:style-name="P13">Dirección </text:p>
        </text:list-item>
        <text:list-item>
          <text:p text:style-name="P2">Cuéntenos más sobre el incidente ocurrido con la página de inscripción a Cursos L<text:span text:style-name="T2">ibres en el Campus Central y qué ideas considera funcionales para evitar ese problema con el sistema a desarrollar (procurar llegar a un acuerdo)</text:span></text:p>
        </text:list-item>
      </text:list>
      <text:p text:style-name="P3"><text:tab/></text:p>
      <text:p text:style-name="P3"><text:tab/><text:span text:style-name="T3">Boleta de inscripción con número para realizar la confirmación.</text:span></text:p>
      <text:p text:style-name="P3"/>
      <text:list xml:id="list161758515246483" text:continue-numbering="true" text:style-name="L1">
        <text:list-item>
          <text:p text:style-name="P2">¿Puede estimar cuántas horas se necesitarían para capacitarle en el uso del sistema?<text:tab/></text:p>
        </text:list-item>
        <text:list-item>
          <text:p text:style-name="P2">¿<text:span text:style-name="T2">De qué forma considera conveniente proveer orientación a los estudiantes para usar el sistema?</text:span></text:p>
        </text:list-item>
      </text:list>
      <text:p text:style-name="P3"/>
      <text:p text:style-name="P3"><text:tab/><text:tab/></text:p>
      <text:p text:style-name="P3"/>
      <text:list xml:id="list161759212242119" text:continue-numbering="true" text:style-name="L1">
        <text:list-item>
          <text:p text:style-name="P4">¿Qué información necesita consultar y en qué formatos?</text:p>
        </text:list-item>
        <text:list-item>
          <text:p text:style-name="P4">Resumir… ¿De lo anterior, a qué le da más importancia?</text:p>
        </text:list-item>
      </text:list>
      <text:p text:style-name="P5"/>
      <text:p text:style-name="P5"><text:soft-page-break/><text:tab/><text:span text:style-name="T4">Lenguaje de base de datos para los caracteres y validar nombre.</text:span></text:p>
      <text:p text:style-name="P5"/>
      <text:p text:style-name="P5"><text:tab/>*<text:span text:style-name="T5">Correo electronico</text:span></text:p>
      <text:list xml:id="list161759284559576" text:continue-numbering="true" text:style-name="L1">
        <text:list-header>
          <text:p text:style-name="P4"/>
        </text:list-header>
      </text:list>
      <text:p text:style-name="P10">AREAS</text:p>
      <text:p text:style-name="P10">Juridicas </text:p>
      <text:p text:style-name="P10">Pedagogía</text:p>
      <text:p text:style-name="P10">Idiomas</text:p>
      <text:p text:style-name="P10">Ambientales</text:p>
      <text:p text:style-name="P10">Ingenierías</text:p>
      <text:p text:style-name="P10">Económicas</text:p>
      <text:p text:style-name="P10">Propedéuticos</text:p>
      <text:p text:style-name="P10">Multidisciplinaria</text:p>
      <text:p text:style-name="P10"/>
      <text:p text:style-name="P10"/>
      <text:p text:style-name="P14">Fecha de inscripciones</text:p>
      <text:p text:style-name="P14"/>
      <text:p text:style-name="P15">Traslape de horari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21:50:21.769649397</meta:creation-date>
    <dc:date>2017-08-22T16:17:23.563281616</dc:date>
    <meta:editing-duration>PT55M</meta:editing-duration>
    <meta:editing-cycles>13</meta:editing-cycles>
    <meta:generator>LibreOffice/5.3.1.2$Linux_X86_64 LibreOffice_project/30m0$Build-2</meta:generator>
    <meta:document-statistic meta:table-count="0" meta:image-count="0" meta:object-count="0" meta:page-count="2" meta:paragraph-count="47" meta:word-count="307" meta:character-count="2004" meta:non-whitespace-character-count="1742"/>
  </office:meta>
</office:document-meta>
</file>